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07cm" fo:min-width="2.63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844cm" fo:min-width="2.509cm"/>
      <style:paragraph-properties style:writing-mode="lr-tb"/>
    </style:style>
    <style:style style:name="gr3" style:family="graphic" style:parent-style-name="objectwithoutfill">
      <style:graphic-properties svg:stroke-color="#000000" draw:marker-end="Rounded_20_large_20_Arrow" draw:fill="solid" draw:fill-color="#000000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836cm" fo:min-width="1.6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834cm" fo:min-width="1.40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128cm" fo:min-width="2.29cm"/>
      <style:paragraph-properties style:writing-mode="lr-tb"/>
    </style:style>
    <style:style style:name="gr7" style:family="graphic" style:parent-style-name="objectwithoutfill" style:list-style-name="L1">
      <style:graphic-properties svg:stroke-color="#000000" draw:fill="solid" draw:textarea-vertical-align="middl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973cm" fo:min-width="2.375cm"/>
      <style:paragraph-properties style:writing-mode="lr-tb"/>
    </style:style>
    <style:style style:name="gr9" style:family="graphic" style:parent-style-name="objectwithoutfill">
      <style:graphic-properties svg:stroke-color="#000000" draw:fill="solid" draw:textarea-vertical-align="middl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style:paragraph-properties fo:margin-left="2cm" fo:margin-right="0cm" fo:margin-top="0cm" fo:margin-bottom="0cm" fo:line-height="100%" fo:text-align="center" fo:text-indent="0cm"/>
    </style:style>
    <style:style style:name="P5" style:family="paragraph">
      <loext:graphic-properties draw:fill="solid"/>
      <style:paragraph-properties fo:margin-left="2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P7" style:family="paragraph">
      <loext:graphic-properties draw:fill="solid"/>
      <style:paragraph-properties fo:text-align="center"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132cm" svg:height="2.157cm" draw:transform="rotate (-0.0099483767363673) translate (4.677cm 7.452cm)">
          <text:p text:style-name="P1"><text:span text:style-name="T1">NetHead</text:span></text:p>
          <text:p text:style-name="P1"><text:span text:style-name="T2">Server</text:span></text:p>
          <text:p text:style-name="P1"><text:span text:style-name="T3">&lt;&lt;Leshan&gt;&gt;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1" xml:id="id4" draw:id="id4" draw:layer="layout" svg:width="3.009cm" svg:height="2.093cm" draw:transform="rotate (-0.0099483767363673) translate (4.748cm 3.387cm)">
          <text:p text:style-name="P1"><text:span text:style-name="T1">NetHead</text:span></text:p>
          <text:p text:style-name="P1"><text:span text:style-name="T1">UI</text:span></text:p>
          <text:p text:style-name="P1"><text:span text:style-name="T3">&lt;&lt;Dash&gt;&gt;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3" draw:text-style-name="P2" draw:layer="layout" draw:type="line" svg:x1="4.668cm" svg:y1="8.561cm" svg:x2="2.45cm" svg:y2="8.232cm" draw:start-shape="id1" draw:start-glue-point="3" draw:end-shape="id2" draw:end-glue-point="6" svg:d="M4668 8561l-2218-329" svg:viewBox="0 0 2219 330">
          <text:p/>
        </draw:connector>
        <draw:custom-shape draw:style-name="gr4" draw:text-style-name="P1" xml:id="id3" draw:id="id3" draw:layer="layout" svg:width="2.159cm" svg:height="1.737cm" svg:x="0.491cm" svg:y="4.564cm">
          <text:p text:style-name="P1"><text:span text:style-name="T2">Graphite</text:span></text:p>
          <text:p text:style-name="P1"><text:span text:style-name="T3">&lt;&lt;data&gt;&gt;</text:span></text:p>
          <draw:enhanced-geometry svg:viewBox="0 0 88 21600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xml:id="id2" draw:id="id2" draw:layer="layout" svg:width="1.904cm" svg:height="1.733cm" svg:x="0.546cm" svg:y="7.365cm">
          <text:p text:style-name="P1"><text:span text:style-name="T2">SQLite</text:span></text:p>
          <text:p text:style-name="P1"><text:span text:style-name="T3">&lt;&lt;config&gt;&gt;</text:span></text:p>
          <draw:enhanced-geometry svg:viewBox="0 0 88 21600" draw:mirror-horizontal="true" draw:glue-points="44 ?f6 44 0 0 10800 44 21600 88 10800" draw:text-areas="0 ?f6 88 ?f3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3" xml:id="id5" draw:id="id5" draw:layer="layout" svg:width="2.79cm" svg:height="1.378cm" draw:transform="rotate (-0.0099483767363673) translate (4.825cm 0.619cm)">
          <text:p text:style-name="P3"><text:span text:style-name="T2">Web</text:span></text:p>
          <text:p text:style-name="P3"><text:span text:style-name="T2">Browser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3" draw:text-style-name="P2" draw:layer="layout" draw:type="line" svg:x1="4.668cm" svg:y1="8.561cm" svg:x2="2.651cm" svg:y2="5.433cm" draw:start-shape="id1" draw:start-glue-point="3" draw:end-shape="id3" draw:end-glue-point="6" svg:d="M4668 8561l-2017-3128" svg:viewBox="0 0 2018 3129">
          <text:p/>
        </draw:connector>
        <draw:connector draw:style-name="gr3" draw:text-style-name="P2" draw:layer="layout" draw:type="line" svg:x1="4.739cm" svg:y1="4.463cm" svg:x2="2.651cm" svg:y2="5.433cm" draw:start-shape="id4" draw:start-glue-point="3" draw:end-shape="id3" draw:end-glue-point="6" svg:d="M4739 4463l-2088 970" svg:viewBox="0 0 2089 971">
          <text:p/>
        </draw:connector>
        <draw:connector draw:style-name="gr3" draw:text-style-name="P2" draw:layer="layout" draw:type="line" svg:x1="4.739cm" svg:y1="4.463cm" svg:x2="2.45cm" svg:y2="8.232cm" draw:start-shape="id4" draw:start-glue-point="3" draw:end-shape="id2" draw:end-glue-point="6" svg:d="M4739 4463l-2289 3769" svg:viewBox="0 0 2290 3770">
          <text:p/>
        </draw:connector>
        <draw:connector draw:style-name="gr7" draw:text-style-name="P5" draw:layer="layout" draw:type="line" svg:x1="6.22cm" svg:y1="2.011cm" svg:x2="6.233cm" svg:y2="3.401cm" draw:start-shape="id5" draw:start-glue-point="2" draw:end-shape="id4" draw:end-glue-point="0" svg:d="M6220 2011l13 1390" svg:viewBox="0 0 14 1391">
          <text:p text:style-name="P4"><text:span text:style-name="T4">HTTP</text:span></text:p>
        </draw:connector>
        <draw:custom-shape draw:style-name="gr8" draw:text-style-name="P1" xml:id="id6" draw:id="id6" draw:layer="layout" svg:width="2.875cm" svg:height="2.223cm" draw:transform="rotate (-0.0099483767363673) translate (11.257cm 7.386cm)">
          <text:p text:style-name="P1"><text:span text:style-name="T1">NetHead</text:span></text:p>
          <text:p text:style-name="P1"><text:span text:style-name="T1">Client</text:span></text:p>
          <text:p text:style-name="P1"><text:span text:style-name="T3">&lt;&lt;device&gt;&gt;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9" draw:text-style-name="P7" draw:layer="layout" draw:type="line" svg:x1="11.247cm" svg:y1="8.525cm" svg:x2="7.799cm" svg:y2="8.53cm" draw:start-shape="id6" draw:start-glue-point="3" draw:end-shape="id1" draw:end-glue-point="1" svg:d="M11247 8525l-3448 5" svg:viewBox="0 0 3449 6">
          <text:p text:style-name="P6"><text:span text:style-name="T1">LwM2M</text:span></text:p>
          <text:p text:style-name="P6"><text:span text:style-name="T5">CoAP</text:span>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54cm" fo:margin-bottom="0.254cm" fo:margin-left="0.254cm" fo:margin-right="0.254cm" fo:page-width="14.605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9T11:42:30.658763946</meta:creation-date>
    <dc:date>2020-06-09T12:43:41.203852192</dc:date>
    <meta:editing-duration>PT13M45S</meta:editing-duration>
    <meta:editing-cycles>3</meta:editing-cycles>
    <meta:generator>LibreOffice/6.4.3.2$Linux_X86_64 LibreOffice_project/40$Build-2</meta:generator>
    <meta:document-statistic meta:object-count="12"/>
  </office:meta>
</office:document-meta>
</file>